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29cm" fo:min-width="7.12cm"/>
    </style:style>
    <style:style style:name="gr2" style:family="graphic" style:parent-style-name="standard">
      <style:graphic-properties draw:fill="none" draw:textarea-vertical-align="middle" draw:auto-grow-height="false" fo:min-height="11.788cm" fo:min-width="0.11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79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98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389cm"/>
    </style:style>
    <style:style style:name="gr7" style:family="graphic" style:parent-style-name="standard">
      <style:graphic-properties draw:fill="none" draw:textarea-vertical-align="middle" draw:auto-grow-height="false" fo:min-height="5.466cm" fo:min-width="0.05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.609cm" fo:min-width="0.359cm"/>
    </style:style>
    <style:style style:name="gr10" style:family="graphic" style:parent-style-name="standard">
      <style:graphic-properties draw:fill="solid" draw:fill-color="#000000" draw:textarea-horizontal-align="justify" draw:textarea-vertical-align="middle" draw:auto-grow-height="false" fo:min-height="0.29cm" fo:min-width="0.0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0.98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0.70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89cm" fo:min-width="0cm"/>
    </style:style>
    <style:style style:name="gr15" style:family="graphic" style:parent-style-name="standard">
      <style:graphic-properties draw:textarea-horizontal-align="justify" draw:textarea-vertical-align="middle" draw:auto-grow-height="false" fo:min-height="1.126cm" fo:min-width="8.604cm"/>
    </style:style>
    <style:style style:name="gr16" style:family="graphic" style:parent-style-name="standard">
      <style:graphic-properties draw:textarea-horizontal-align="justify" draw:textarea-vertical-align="middle" draw:auto-grow-height="false" fo:min-height="1.528cm" fo:min-width="2.93cm"/>
    </style:style>
    <style:style style:name="gr17" style:family="graphic" style:parent-style-name="objectwithoutfill">
      <style:graphic-properties svg:stroke-color="#000000" draw:marker-end="Arrow" draw:fill="none" draw:textarea-vertical-align="middle"/>
    </style:style>
    <style:style style:name="gr18" style:family="graphic" style:parent-style-name="standard">
      <style:graphic-properties draw:fill="none" draw:textarea-vertical-align="middle" draw:auto-grow-height="false" fo:min-height="9.039cm" fo:min-width="0cm"/>
    </style:style>
    <style:style style:name="gr19" style:family="graphic" style:parent-style-name="standard">
      <style:graphic-properties draw:fill="none" draw:textarea-vertical-align="middle" draw:auto-grow-height="false" fo:min-height="3.561cm" fo:min-width="0.508cm"/>
    </style:style>
    <style:style style:name="gr20" style:family="graphic" style:parent-style-name="standard">
      <style:graphic-properties draw:fill="none" draw:textarea-vertical-align="middle" draw:auto-grow-height="false" fo:min-height="37.74cm" fo:min-width="1.33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2cm" fo:min-width="0cm"/>
    </style:style>
    <style:style style:name="gr22" style:family="graphic" style:parent-style-name="standard">
      <style:graphic-properties draw:fill="none" draw:textarea-vertical-align="middle" draw:auto-grow-height="false" fo:min-height="5.592cm" fo:min-width="0.51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7cm" fo:min-width="0cm"/>
    </style:style>
    <style:style style:name="gr24" style:family="graphic" style:parent-style-name="standard">
      <style:graphic-properties svg:stroke-width="0.102cm" svg:stroke-color="#000000" draw:marker-start-width="0.508cm" draw:marker-end-width="0.508cm" draw:fill="solid" draw:fill-color="#ffffff" draw:textarea-horizontal-align="justify" draw:textarea-vertical-align="middle" draw:auto-grow-height="false" fo:min-height="0.37cm" fo:min-width="0.12cm" fo:padding-top="0.175cm" fo:padding-bottom="0.175cm" fo:padding-left="0.3cm" fo:padding-right="0.3cm"/>
    </style:style>
    <style:style style:name="gr25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37cm" fo:min-width="0cm"/>
    </style:style>
    <style:style style:name="gr2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color="#ce181e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="none" draw:fill-color="#ffffff"/>
      <style:text-properties fo:color="#ff3333" fo:font-weight="bold" style:font-weight-asian="bold" style:font-weight-complex="bold"/>
    </style:style>
    <style:style style:name="P7" style:family="paragraph">
      <loext:graphic-properties draw:fill="none" draw:fill-color="#ffffff"/>
      <style:text-properties fo:color="#000000"/>
    </style:style>
    <style:style style:name="P8" style:family="paragraph">
      <loext:graphic-properties draw:fill="solid" draw:fill-color="#ffffff"/>
      <style:paragraph-properties fo:text-align="center"/>
      <style:text-properties fo:font-weight="bold"/>
    </style:style>
    <style:style style:name="P9" style:family="paragraph">
      <loext:graphic-properties draw:fill="none"/>
      <style:paragraph-properties fo:text-align="center"/>
      <style:text-properties fo:font-weight="bold"/>
    </style:style>
    <style:style style:name="P10" style:family="paragraph">
      <loext:graphic-properties draw:fill="none" draw:fill-color="#ffffff"/>
      <style:text-properties fo:font-weight="bold" style:font-weight-asian="bold" style:font-weight-complex="bold"/>
    </style:style>
    <style:style style:name="P11" style:family="paragraph">
      <loext:graphic-properties draw:fill-color="#ffffff"/>
    </style:style>
    <style:style style:name="T1" style:family="text">
      <style:text-properties fo:color="#ce181e"/>
    </style:style>
    <style:style style:name="T2" style:family="text">
      <style:text-properties fo:color="#ff3333"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7.62cm" svg:height="2.54cm" svg:x="15.471cm" svg:y="5.591cm">
          <text:p text:style-name="P1">Determine focuser</text:p>
          <text:p text:style-name="P1">direction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62cm" svg:height="2.54cm" svg:x="15.471cm" svg:y="2.327cm">
          <text:p text:style-name="P1">Determine / set</text:p>
          <text:p text:style-name="P1">Focuser granularit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62cm" svg:height="2.54cm" svg:x="15.471cm" svg:y="23.057cm">
          <text:p text:style-name="P1">Select / Find</text:p>
          <text:p text:style-name="P1">suitable focus star</text:p>
          <text:p text:style-name="P1">→ subfram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62cm" svg:height="2.54cm" svg:x="15.471cm" svg:y="17.691cm">
          <text:p text:style-name="P1">Bring focus to level</text:p>
          <text:p text:style-name="P1">where stars are visible</text:p>
          <text:p text:style-name="P1">(„rough“ focus)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94cm" svg:height="12.7cm" svg:x="13.761cm" svg:y="2.28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3" draw:layer="layout" svg:width="11.684cm" svg:height="2.384cm" svg:x="2.361cm" svg:y="7.836cm">
          <draw:text-box>
            <text:p>Depends on focuser hardware / driver</text:p>
            <text:p>And therefore should be determined /</text:p>
            <text:p>Set only once.</text:p>
          </draw:text-box>
        </draw:frame>
        <draw:frame draw:style-name="gr4" draw:text-style-name="P4" draw:layer="layout" svg:width="7.874cm" svg:height="3.806cm" svg:x="34.775cm" svg:y="3.785cm">
          <draw:text-box>
            <text:p><text:span text:style-name="T1">Should we rely on min-</text:span><text:span text:style-name="T1">max position of focuser? </text:span><text:span text:style-name="T1">Or do we even have to? </text:span><text:span text:style-name="T1">(Rely on previous </text:span><text:span text:style-name="T1">Focuser „adjustment“)...</text:span></text:p>
          </draw:text-box>
        </draw:frame>
        <draw:custom-shape draw:style-name="gr1" draw:text-style-name="P1" draw:layer="layout" svg:width="7.62cm" svg:height="2.54cm" svg:x="15.471cm" svg:y="12.391cm">
          <text:p text:style-name="P1">Set / determine</text:p>
          <text:p text:style-name="P1">exposure tim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62cm" svg:height="2.54cm" svg:x="15.471cm" svg:y="8.991cm">
          <text:p text:style-name="P1">Set filter which should</text:p>
          <text:p text:style-name="P1">be used for focusing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0.206cm" svg:height="2.384cm" svg:x="23.553cm" svg:y="12.606cm">
          <draw:text-box>
            <text:p>Default set by user in profile, can be overwritten by user in UI, will not be determined automatically</text:p>
          </draw:text-box>
        </draw:frame>
        <draw:frame draw:style-name="gr5" draw:text-style-name="P3" draw:layer="layout" svg:width="8.174cm" svg:height="0.962cm" svg:x="23.553cm" svg:y="9.775cm">
          <draw:text-box>
            <text:p>Set by user in profile</text:p>
          </draw:text-box>
        </draw:frame>
        <draw:frame draw:style-name="gr6" draw:text-style-name="P3" draw:layer="layout" svg:width="9.952cm" svg:height="3.095cm" svg:x="24.753cm" svg:y="3.975cm">
          <draw:text-box>
            <text:p>Could be done by user – e.g. by moving focuser to min- and max position manually („manual“ focuser calibration)</text:p>
          </draw:text-box>
        </draw:frame>
        <draw:custom-shape draw:style-name="gr7" draw:text-style-name="P2" draw:layer="layout" svg:width="1.524cm" svg:height="6.03cm" svg:x="22.967cm" svg:y="2.227cm">
          <text:p/>
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draw:g>
            <draw:custom-shape draw:style-name="gr1" draw:text-style-name="P1" draw:layer="layout" svg:width="7.62cm" svg:height="2.54cm" svg:x="16.585cm" svg:y="52.36cm">
              <text:p text:style-name="P1">Find Optimal Focus</text:p>
              <draw:enhanced-geometry svg:viewBox="0 0 21600 21600" draw:type="rectangle" draw:enhanced-path="M 0 0 L 21600 0 21600 21600 0 21600 0 0 Z N"/>
            </draw:custom-shape>
            <draw:line draw:style-name="gr8" draw:text-style-name="P2" draw:layer="layout" svg:x1="44.635cm" svg:y1="59.941cm" svg:x2="55.049cm" svg:y2="59.941cm">
              <text:p/>
            </draw:line>
            <draw:g>
              <draw:line draw:style-name="gr8" draw:text-style-name="P2" draw:layer="layout" svg:x1="54.472cm" svg:y1="60.929cm" svg:x2="55.623cm" svg:y2="61.945cm">
                <text:p/>
              </draw:line>
              <draw:line draw:style-name="gr8" draw:text-style-name="P2" draw:layer="layout" svg:x1="55.623cm" svg:y1="60.937cm" svg:x2="54.472cm" svg:y2="61.945cm">
                <text:p/>
              </draw:line>
            </draw:g>
            <draw:line draw:style-name="gr8" draw:text-style-name="P2" draw:layer="layout" svg:x1="55.049cm" svg:y1="59.941cm" svg:x2="55.049cm" svg:y2="61.428cm">
              <text:p/>
            </draw:line>
            <draw:frame draw:style-name="gr6" draw:text-style-name="P3" draw:layer="layout" svg:width="8.428cm" svg:height="3.095cm" svg:x="7.395cm" svg:y="52.36cm">
              <draw:text-box>
                <text:p>Binning is always 1x1 – otherwise best focus cannot be determined because of missing resolution</text:p>
              </draw:text-box>
            </draw:frame>
            <draw:line draw:style-name="gr8" draw:text-style-name="P2" draw:layer="layout" svg:x1="29.539cm" svg:y1="71.848cm" svg:x2="37.953cm" svg:y2="71.848cm">
              <text:p/>
            </draw:line>
            <draw:g>
              <draw:custom-shape draw:style-name="gr9" draw:text-style-name="P1" draw:layer="layout" svg:width="1.215cm" svg:height="1.215cm" svg:x="40.628cm" svg:y="75.28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5" draw:layer="layout" svg:width="0.762cm" svg:height="0.762cm" svg:x="40.838cm" svg:y="75.51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frame draw:style-name="gr11" draw:text-style-name="P3" draw:layer="layout" svg:width="6.979cm" svg:height="1.673cm" svg:x="41.918cm" svg:y="75.232cm">
              <draw:text-box>
                <text:p>Success, optimal focus position reached</text:p>
              </draw:text-box>
            </draw:frame>
            <draw:line draw:style-name="gr8" draw:text-style-name="P2" draw:layer="layout" svg:x1="41.244cm" svg:y1="27.608cm" svg:x2="41.244cm" svg:y2="75.285cm">
              <text:p/>
            </draw:line>
            <draw:frame draw:style-name="gr12" draw:text-style-name="P3" draw:layer="layout" svg:width="1.488cm" svg:height="0.962cm" svg:x="44.496cm" svg:y="59.12cm">
              <draw:text-box>
                <text:p>yes</text:p>
              </draw:text-box>
            </draw:frame>
            <draw:frame draw:style-name="gr13" draw:text-style-name="P3" draw:layer="layout" svg:width="1.205cm" svg:height="0.962cm" svg:x="36.495cm" svg:y="71.029cm">
              <draw:text-box>
                <text:p>no</text:p>
              </draw:text-box>
            </draw:frame>
            <draw:frame draw:style-name="gr14" draw:text-style-name="P3" draw:layer="layout" svg:width="7.965cm" svg:height="3.095cm" svg:x="56.066cm" svg:y="59.762cm">
              <draw:text-box>
                <text:p>STAR_SATURATED</text:p>
                <text:p/>
                <text:p>We may also just issue</text:p>
                <text:p>A warning to the user...</text:p>
              </draw:text-box>
            </draw:frame>
            <draw:custom-shape draw:style-name="gr15" draw:text-style-name="P1" draw:layer="layout" svg:width="9.252cm" svg:height="1.524cm" svg:x="36.609cm" svg:y="47.286cm">
              <text:p text:style-name="P1">Determine centroid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9.252cm" svg:height="1.524cm" svg:x="36.61cm" svg:y="49.287cm">
              <text:p text:style-name="P1">Determine HFD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9.252cm" svg:height="1.524cm" svg:x="36.611cm" svg:y="51.288cm">
              <text:p text:style-name="P1">Determine FWHMs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9.252cm" svg:height="1.524cm" svg:x="36.63cm" svg:y="40.18cm">
              <text:p text:style-name="P1">Take subframe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9.252cm" svg:height="1.524cm" svg:x="36.631cm" svg:y="43.381cm">
              <text:p text:style-name="P1">Determine SNR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6" draw:text-style-name="P1" draw:layer="layout" svg:width="6.858cm" svg:height="3.556cm" svg:x="37.826cm" svg:y="58.164cm">
              <text:p text:style-name="P1">Star saturated?</text:p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16" draw:text-style-name="P1" draw:layer="layout" svg:width="6.858cm" svg:height="3.556cm" svg:x="37.802cm" svg:y="70.065cm">
              <text:p text:style-name="P1">FocusFinder</text:p>
              <text:p text:style-name="P1">strategy</text:p>
              <text:p text:style-name="P1">finished?</text:p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line draw:style-name="gr8" draw:text-style-name="P2" draw:layer="layout" svg:x1="29.598cm" svg:y1="71.848cm" svg:x2="29.598cm" svg:y2="32.677cm">
              <text:p/>
            </draw:line>
            <draw:line draw:style-name="gr17" draw:text-style-name="P2" draw:layer="layout" svg:x1="29.598cm" svg:y1="32.677cm" svg:x2="41.278cm" svg:y2="32.677cm">
              <text:p/>
            </draw:line>
            <draw:frame draw:style-name="gr14" draw:text-style-name="P6" draw:layer="layout" svg:width="7.965cm" svg:height="3.095cm" svg:x="47.335cm" svg:y="43.764cm">
              <draw:text-box>
                <text:p><text:span text:style-name="T2">PHD2 Code star.cpp </text:span><text:span text:style-name="T2">holds Star class Find() </text:span><text:span text:style-name="T2">which has some good </text:span><text:span text:style-name="T2">ideas to identify a star!</text:span></text:p>
              </draw:text-box>
            </draw:frame>
            <draw:custom-shape draw:style-name="gr15" draw:text-style-name="P1" draw:layer="layout" svg:width="9.252cm" svg:height="1.524cm" svg:x="36.632cm" svg:y="45.282cm">
              <text:p text:style-name="P1">Determine StarMass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line draw:style-name="gr8" draw:text-style-name="P2" draw:layer="layout" svg:x1="44.65cm" svg:y1="55.636cm" svg:x2="55.064cm" svg:y2="55.636cm">
              <text:p/>
            </draw:line>
            <draw:g>
              <draw:line draw:style-name="gr8" draw:text-style-name="P2" draw:layer="layout" svg:x1="54.487cm" svg:y1="56.624cm" svg:x2="55.638cm" svg:y2="57.64cm">
                <text:p/>
              </draw:line>
              <draw:line draw:style-name="gr8" draw:text-style-name="P2" draw:layer="layout" svg:x1="55.638cm" svg:y1="56.632cm" svg:x2="54.487cm" svg:y2="57.64cm">
                <text:p/>
              </draw:line>
            </draw:g>
            <draw:line draw:style-name="gr8" draw:text-style-name="P2" draw:layer="layout" svg:x1="55.064cm" svg:y1="55.636cm" svg:x2="55.064cm" svg:y2="57.123cm">
              <text:p/>
            </draw:line>
            <draw:frame draw:style-name="gr14" draw:text-style-name="P3" draw:layer="layout" svg:width="7.965cm" svg:height="3.095cm" svg:x="56.074cm" svg:y="55.293cm">
              <draw:text-box>
                <text:p>STAR_LOST</text:p>
                <text:p/>
                <text:p>We could retry a few times</text:p>
                <text:p>instead of aborting directly</text:p>
              </draw:text-box>
            </draw:frame>
            <draw:frame draw:style-name="gr13" draw:text-style-name="P3" draw:layer="layout" svg:width="1.205cm" svg:height="0.962cm" svg:x="44.504cm" svg:y="54.817cm">
              <draw:text-box>
                <text:p>no</text:p>
              </draw:text-box>
            </draw:frame>
            <draw:custom-shape draw:style-name="gr16" draw:text-style-name="P1" draw:layer="layout" svg:width="6.858cm" svg:height="3.556cm" svg:x="37.827cm" svg:y="53.862cm">
              <text:p text:style-name="P1">Star found?</text:p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18" draw:text-style-name="P2" draw:layer="layout" svg:width="1.016cm" svg:height="9.799cm" svg:x="35.159cm" svg:y="43.198cm">
              <text:p/>
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frame draw:style-name="gr11" draw:text-style-name="P3" draw:layer="layout" svg:width="3.991cm" svg:height="1.673cm" svg:x="31.525cm" svg:y="47.45cm">
              <draw:text-box>
                <text:p>All inside StarT class</text:p>
              </draw:text-box>
            </draw:frame>
            <draw:custom-shape draw:style-name="gr19" draw:text-style-name="P2" draw:layer="layout" svg:width="1.008cm" svg:height="3.811cm" svg:x="46.281cm" svg:y="43.204cm">
              <text:p/>
    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custom-shape draw:style-name="gr20" draw:text-style-name="P2" draw:layer="layout" svg:width="5.08cm" svg:height="40.08cm" svg:x="24.459cm" svg:y="32.285cm">
              <text:p/>
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custom-shape draw:style-name="gr16" draw:text-style-name="P1" draw:layer="layout" svg:width="6.858cm" svg:height="3.556cm" svg:x="37.837cm" svg:y="33.164cm">
              <text:p text:style-name="P1">User cancelled?</text:p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line draw:style-name="gr8" draw:text-style-name="P2" draw:layer="layout" svg:x1="44.672cm" svg:y1="34.938cm" svg:x2="55.086cm" svg:y2="34.938cm">
              <text:p/>
            </draw:line>
            <draw:g>
              <draw:line draw:style-name="gr8" draw:text-style-name="P2" draw:layer="layout" svg:x1="54.509cm" svg:y1="35.926cm" svg:x2="55.66cm" svg:y2="36.942cm">
                <text:p/>
              </draw:line>
              <draw:line draw:style-name="gr8" draw:text-style-name="P2" draw:layer="layout" svg:x1="55.66cm" svg:y1="35.934cm" svg:x2="54.509cm" svg:y2="36.942cm">
                <text:p/>
              </draw:line>
            </draw:g>
            <draw:line draw:style-name="gr8" draw:text-style-name="P2" draw:layer="layout" svg:x1="55.086cm" svg:y1="34.938cm" svg:x2="55.086cm" svg:y2="36.425cm">
              <text:p/>
            </draw:line>
            <draw:frame draw:style-name="gr12" draw:text-style-name="P3" draw:layer="layout" svg:width="1.488cm" svg:height="0.962cm" svg:x="44.533cm" svg:y="34.117cm">
              <draw:text-box>
                <text:p>yes</text:p>
              </draw:text-box>
            </draw:frame>
            <draw:frame draw:style-name="gr21" draw:text-style-name="P3" draw:layer="layout" svg:width="9.232cm" svg:height="2.384cm" svg:x="56.053cm" svg:y="34.691cm">
              <draw:text-box>
                <text:p>USER_CANCELLED</text:p>
                <text:p/>
                <text:p>User cancelled focus finder</text:p>
              </draw:text-box>
            </draw:frame>
            <draw:custom-shape draw:style-name="gr15" draw:text-style-name="P1" draw:layer="layout" svg:width="9.252cm" svg:height="1.524cm" svg:x="36.631cm" svg:y="37.381cm">
              <text:p text:style-name="P1">Set next focus position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4" draw:text-style-name="P3" draw:layer="layout" svg:width="6.858cm" svg:height="3.095cm" svg:x="47.581cm" svg:y="48.605cm">
              <draw:text-box>
                <text:p>Those calculations inside StarT may only take place if star was detected!</text:p>
              </draw:text-box>
            </draw:frame>
            <draw:custom-shape draw:style-name="gr22" draw:text-style-name="P2" draw:layer="layout" svg:width="1.016cm" svg:height="5.842cm" svg:x="46.257cm" svg:y="47.081cm">
              <text:p/>
    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custom-shape draw:style-name="gr15" draw:text-style-name="P1" draw:layer="layout" svg:width="9.252cm" svg:height="1.524cm" svg:x="36.605cm" svg:y="62.935cm">
              <text:p text:style-name="P1">Evaluate Focus Strategy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4" draw:text-style-name="P7" draw:layer="layout" svg:width="9.252cm" svg:height="3.806cm" svg:x="46.657cm" svg:y="62.237cm">
              <draw:text-box>
                <text:p><text:span text:style-name="T3">Ask </text:span><text:span text:style-name="T3">FocusFinderStrategyT </text:span><text:span text:style-name="T3">IF:</text:span></text:p>
                <text:p><text:span text:style-name="T3">In: StarT, Iter,</text:span><text:span text:style-name="T1">focuser </text:span><text:span text:style-name="T1">props (?)</text:span></text:p>
                <text:p><text:span text:style-name="T3">Out: finished?, failed? </text:span><text:span text:style-name="T3">new focus pos, subframe </text:span><text:span text:style-name="T3">area for next image</text:span></text:p>
              </draw:text-box>
            </draw:frame>
            <draw:line draw:style-name="gr8" draw:text-style-name="P2" draw:layer="layout" svg:x1="44.627cm" svg:y1="67.076cm" svg:x2="55.041cm" svg:y2="67.076cm">
              <text:p/>
            </draw:line>
            <draw:g>
              <draw:line draw:style-name="gr8" draw:text-style-name="P2" draw:layer="layout" svg:x1="54.464cm" svg:y1="68.064cm" svg:x2="55.615cm" svg:y2="69.08cm">
                <text:p/>
              </draw:line>
              <draw:line draw:style-name="gr8" draw:text-style-name="P2" draw:layer="layout" svg:x1="55.615cm" svg:y1="68.072cm" svg:x2="54.464cm" svg:y2="69.08cm">
                <text:p/>
              </draw:line>
            </draw:g>
            <draw:line draw:style-name="gr8" draw:text-style-name="P2" draw:layer="layout" svg:x1="55.041cm" svg:y1="67.076cm" svg:x2="55.041cm" svg:y2="68.563cm">
              <text:p/>
            </draw:line>
            <draw:frame draw:style-name="gr12" draw:text-style-name="P3" draw:layer="layout" svg:width="1.488cm" svg:height="0.962cm" svg:x="44.488cm" svg:y="66.255cm">
              <draw:text-box>
                <text:p>yes</text:p>
              </draw:text-box>
            </draw:frame>
            <draw:frame draw:style-name="gr23" draw:text-style-name="P3" draw:layer="layout" svg:width="12.805cm" svg:height="3.095cm" svg:x="56.058cm" svg:y="66.897cm">
              <draw:text-box>
                <text:p>FOCUS_FINDER_STRATEGY_FAILED</text:p>
                <text:p/>
                <text:p>SubErrMsg: NUM_ITER_EXCEEDED, other reason...</text:p>
              </draw:text-box>
            </draw:frame>
            <draw:custom-shape draw:style-name="gr16" draw:text-style-name="P1" draw:layer="layout" svg:width="6.858cm" svg:height="3.556cm" svg:x="37.818cm" svg:y="65.299cm">
              <text:p text:style-name="P1">FocusFinder</text:p>
              <text:p text:style-name="P1">strategy</text:p>
              <text:p text:style-name="P1">failed?</text:p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g>
              <draw:custom-shape draw:style-name="gr24" draw:text-style-name="P8" draw:layer="layout" svg:width="1.016cm" svg:height="1.016cm" svg:x="44.541cm" svg:y="40.46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25" draw:text-style-name="P9" draw:layer="layout" svg:x1="45.051cm" svg:y1="40.499cm" svg:x2="45.051cm" svg:y2="41.007cm">
                <text:p/>
              </draw:line>
              <draw:line draw:style-name="gr25" draw:text-style-name="P9" draw:layer="layout" svg:x1="45.555cm" svg:y1="40.973cm" svg:x2="45.055cm" svg:y2="40.981cm">
                <text:p/>
              </draw:line>
            </draw:g>
            <draw:g>
              <draw:custom-shape draw:style-name="gr24" draw:text-style-name="P8" draw:layer="layout" svg:width="1.016cm" svg:height="1.016cm" svg:x="44.621cm" svg:y="37.61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25" draw:text-style-name="P9" draw:layer="layout" svg:x1="45.131cm" svg:y1="37.651cm" svg:x2="45.131cm" svg:y2="38.159cm">
                <text:p/>
              </draw:line>
              <draw:line draw:style-name="gr25" draw:text-style-name="P9" draw:layer="layout" svg:x1="45.635cm" svg:y1="38.125cm" svg:x2="45.135cm" svg:y2="38.133cm">
                <text:p/>
              </draw:line>
            </draw:g>
          </draw:g>
        </draw:g>
        <draw:line draw:style-name="gr8" draw:text-style-name="P9" draw:layer="layout" svg:x1="88.367cm" svg:y1="8.297cm" svg:x2="88.367cm" svg:y2="43.267cm">
          <text:p/>
        </draw:line>
        <draw:frame draw:style-name="gr11" draw:text-style-name="P10" draw:layer="layout" svg:width="8.128cm" svg:height="1.673cm" svg:x="84.557cm" svg:y="6.941cm">
          <draw:text-box>
            <text:p><text:span text:style-name="T4">FocusFinder Strategy 1</text:span></text:p>
            <text:p><text:span text:style-name="T5">Determine new position</text:span></text:p>
          </draw:text-box>
        </draw:frame>
        <draw:line draw:style-name="gr8" draw:text-style-name="P9" draw:layer="layout" svg:x1="88.346cm" svg:y1="49.796cm" svg:x2="88.33cm" svg:y2="81.207cm">
          <text:p/>
        </draw:line>
        <draw:frame draw:style-name="gr11" draw:text-style-name="P10" draw:layer="layout" svg:width="8.128cm" svg:height="1.673cm" svg:x="84.536cm" svg:y="48.44cm">
          <draw:text-box>
            <text:p><text:span text:style-name="T4">FocusFinder Strategy 1</text:span></text:p>
            <text:p><text:span text:style-name="T5">getStatus()</text:span></text:p>
          </draw:text-box>
        </draw:frame>
        <draw:custom-shape draw:style-name="gr16" draw:text-style-name="P1" draw:layer="layout" svg:width="6.858cm" svg:height="3.556cm" svg:x="84.933cm" svg:y="51.127cm">
          <text:p text:style-name="P1">Max. num of</text:p>
          <text:p text:style-name="P1">iteratoins reach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2" draw:layer="layout" svg:x1="91.791cm" svg:y1="52.905cm" svg:x2="102.205cm" svg:y2="52.905cm">
          <text:p/>
        </draw:line>
        <draw:g>
          <draw:line draw:style-name="gr8" draw:text-style-name="P2" draw:layer="layout" svg:x1="101.628cm" svg:y1="53.893cm" svg:x2="102.779cm" svg:y2="54.909cm">
            <text:p/>
          </draw:line>
          <draw:line draw:style-name="gr8" draw:text-style-name="P2" draw:layer="layout" svg:x1="102.779cm" svg:y1="53.901cm" svg:x2="101.628cm" svg:y2="54.909cm">
            <text:p/>
          </draw:line>
        </draw:g>
        <draw:line draw:style-name="gr8" draw:text-style-name="P2" draw:layer="layout" svg:x1="102.205cm" svg:y1="52.905cm" svg:x2="102.205cm" svg:y2="54.392cm">
          <text:p/>
        </draw:line>
        <draw:frame draw:style-name="gr12" draw:text-style-name="P3" draw:layer="layout" svg:width="1.488cm" svg:height="0.962cm" svg:x="91.652cm" svg:y="52.084cm">
          <draw:text-box>
            <text:p>yes</text:p>
          </draw:text-box>
        </draw:frame>
        <draw:frame draw:style-name="gr26" draw:text-style-name="P3" draw:layer="layout" svg:width="9.232cm" svg:height="3.095cm" svg:x="103.172cm" svg:y="52.658cm">
          <draw:text-box>
            <text:p>NUM_ITER_EXCEEDED</text:p>
            <text:p/>
            <text:p>Number of max. iterationds to find focus reached</text:p>
          </draw:text-box>
        </draw:frame>
        <draw:custom-shape draw:style-name="gr16" draw:text-style-name="P1" draw:layer="layout" svg:width="6.858cm" svg:height="3.556cm" svg:x="84.933cm" svg:y="33.127cm">
          <text:p text:style-name="P1">Focus boundaries</text:p>
          <text:p text:style-name="P1">exceed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2" draw:layer="layout" svg:x1="91.791cm" svg:y1="34.905cm" svg:x2="102.205cm" svg:y2="34.905cm">
          <text:p/>
        </draw:line>
        <draw:g>
          <draw:line draw:style-name="gr8" draw:text-style-name="P2" draw:layer="layout" svg:x1="101.628cm" svg:y1="35.893cm" svg:x2="102.779cm" svg:y2="36.909cm">
            <text:p/>
          </draw:line>
          <draw:line draw:style-name="gr8" draw:text-style-name="P2" draw:layer="layout" svg:x1="102.779cm" svg:y1="35.901cm" svg:x2="101.628cm" svg:y2="36.909cm">
            <text:p/>
          </draw:line>
        </draw:g>
        <draw:line draw:style-name="gr8" draw:text-style-name="P2" draw:layer="layout" svg:x1="102.205cm" svg:y1="34.905cm" svg:x2="102.205cm" svg:y2="36.392cm">
          <text:p/>
        </draw:line>
        <draw:frame draw:style-name="gr12" draw:text-style-name="P3" draw:layer="layout" svg:width="1.488cm" svg:height="0.962cm" svg:x="91.652cm" svg:y="34.084cm">
          <draw:text-box>
            <text:p>yes</text:p>
          </draw:text-box>
        </draw:frame>
        <draw:frame draw:style-name="gr26" draw:text-style-name="P3" draw:layer="layout" svg:width="11.865cm" svg:height="2.687cm" svg:x="103.172cm" svg:y="34.658cm">
          <draw:text-box>
            <text:p>FOCUS_BOUNDARIES_EXCEEDED</text:p>
          </draw:text-box>
        </draw:frame>
        <draw:custom-shape draw:style-name="gr15" draw:text-style-name="P1" draw:layer="layout" svg:width="9.252cm" svg:height="1.524cm" svg:x="83.739cm" svg:y="10.675cm">
          <text:p text:style-name="P1">Store 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9.252cm" svg:height="1.524cm" svg:x="83.74cm" svg:y="14.676cm">
          <text:p text:style-name="P1">Evaluate subframe for next</text:p>
          <text:p text:style-name="P1">im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9.252cm" svg:height="1.524cm" svg:x="83.741cm" svg:y="16.677cm">
          <text:p text:style-name="P1">Evaluate new focus posi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9.252cm" svg:height="1.524cm" svg:x="83.742cm" svg:y="18.678cm">
          <text:p text:style-name="P1">Evaluate if finish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9.252cm" svg:height="1.524cm" svg:x="83.743cm" svg:y="20.679cm">
          <text:p text:style-name="P1">Evaluate if fail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7" draw:layer="layout" svg:width="13.968cm" svg:height="10.476cm" svg:x="3.81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95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563cm" fo:margin-bottom="0cm" fo:text-indent="0cm"/>
      <style:text-properties fo:font-size="109.40000152587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.173cm" fo:margin-bottom="0cm" fo:text-indent="0cm"/>
      <style:text-properties fo:font-size="93.800003051757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781cm" fo:margin-bottom="0cm" fo:text-indent="0cm"/>
      <style:text-properties fo:font-size="78.0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7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573cm" svg:x="1cm" svg:y="2.634cm"/>
      <draw:page-thumbnail draw:layer="backgroundobjects" svg:width="9.294cm" svg:height="6.573cm" svg:x="1cm" svg:y="10.682cm"/>
      <draw:page-thumbnail draw:layer="backgroundobjects" svg:width="9.294cm" svg:height="6.573cm" svg:x="1cm" svg:y="18.73cm"/>
      <draw:page-thumbnail draw:layer="backgroundobjects" svg:width="9.294cm" svg:height="6.573cm" svg:x="11.295cm" svg:y="2.634cm"/>
      <draw:page-thumbnail draw:layer="backgroundobjects" svg:width="9.294cm" svg:height="6.573cm" svg:x="11.295cm" svg:y="10.682cm"/>
      <draw:page-thumbnail draw:layer="backgroundobjects" svg:width="9.294cm" svg:height="6.573cm" svg:x="11.295cm" svg:y="18.73cm"/>
    </style:handout-master>
    <style:master-page style:name="Default" style:page-layout-name="PM1" draw:style-name="Mdp1">
      <draw:frame presentation:style-name="Default-title" draw:layer="backgroundobjects" svg:width="105.222cm" svg:height="13.71cm" svg:x="6.836cm" svg:y="4.263cm" presentation:class="title" presentation:placeholder="true">
        <draw:text-box/>
      </draw:frame>
      <draw:frame presentation:style-name="Default-outline1" draw:layer="backgroundobjects" svg:width="105.222cm" svg:height="47.625cm" svg:x="6.836cm" svg:y="20.206cm" presentation:class="outline" presentation:placeholder="true">
        <draw:text-box/>
      </draw:frame>
      <draw:frame presentation:style-name="Mpr1" draw:text-style-name="MP2" draw:layer="backgroundobjects" svg:width="37.059cm" svg:height="5.662cm" svg:x="40.976cm" svg:y="75.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37.059cm" svg:height="5.663cm" svg:x="84.821cm" svg:y="75.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27.238cm" svg:height="5.662cm" svg:x="6.836cm" svg:y="75.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8T14:05:35.571360320</meta:creation-date>
    <dc:date>2019-05-21T09:00:47.391107291</dc:date>
    <meta:editing-duration>P2DT19H16M22S</meta:editing-duration>
    <meta:editing-cycles>131</meta:editing-cycles>
    <meta:generator>LibreOffice/6.1.5.2$Linux_X86_64 LibreOffice_project/10$Build-2</meta:generator>
    <meta:document-statistic meta:object-count="131"/>
  </office:meta>
</office:document-meta>
</file>